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F000019F8000016E167ADC9A146B0DE87.svm" manifest:media-type=""/>
  <manifest:file-entry manifest:full-path="Pictures/10000201000004720000006A954D0E5F9CCED5A0.png" manifest:media-type="image/png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33cm"/>
    </style:style>
    <style:style style:name="gr6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min-height="2.537cm" fo:min-width="4.162cm" fo:padding-top="0.135cm" fo:padding-bottom="0.135cm" fo:padding-left="0.26cm" fo:padding-right="0.26cm"/>
    </style:style>
    <style:style style:name="gr7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84cm"/>
    </style:style>
    <style:style style:name="gr9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width="0.02cm" svg:stroke-color="#b80047" draw:marker-start-width="0.33cm" draw:marker-end-width="0.33cm" draw:fill="none" draw:textarea-horizontal-align="justify" draw:textarea-vertical-align="middle" draw:auto-grow-height="false" fo:min-height="2.537cm" fo:min-width="4.162cm" fo:padding-top="0.135cm" fo:padding-bottom="0.135cm" fo:padding-left="0.26cm" fo:padding-right="0.26cm"/>
    </style:style>
    <style:style style:name="P1" style:family="paragraph">
      <loext:graphic-properties draw:fill="solid" draw:fill-color="#e6e6e6"/>
      <style:paragraph-properties fo:text-align="center"/>
      <style:text-properties style:font-name="Hack1" fo:font-size="10pt"/>
    </style:style>
    <style:style style:name="P2" style:family="paragraph">
      <loext:graphic-properties draw:fill="solid" draw:fill-color="#b2b2b2"/>
      <style:paragraph-properties fo:text-align="center"/>
      <style:text-properties style:font-name="Hack1" fo:font-size="10pt"/>
    </style:style>
    <style:style style:name="P3" style:family="paragraph">
      <loext:graphic-properties draw:fill="none"/>
      <style:paragraph-properties fo:text-align="center"/>
      <style:text-properties style:font-name="Hack1" fo:font-size="10pt"/>
    </style:style>
    <style:style style:name="P4" style:family="paragraph">
      <style:paragraph-properties fo:text-align="center"/>
      <style:text-properties style:font-name="Hack1" fo:font-size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66cc" style:font-name="Hack1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use-window-font-color="true" style:font-name="Hack1" fo:font-size="10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b80047" style:font-name="Hack1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66cc" style:font-name="Hack1" fo:font-size="10pt" fo:font-weight="bold" style:font-size-asian="10pt" style:font-weight-asian="bold" style:font-size-complex="10pt" style:font-weight-complex="bold"/>
    </style:style>
    <style:style style:name="T2" style:family="text">
      <style:text-properties style:use-window-font-color="true" style:font-name="Hack1" fo:font-size="10pt" fo:font-weight="bold" style:font-size-asian="8pt" style:font-weight-asian="bold" style:font-size-complex="8pt" style:font-weight-complex="bold"/>
    </style:style>
    <style:style style:name="T3" style:family="text">
      <style:text-properties fo:color="#b80047" style:font-name="Hack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2.301cm" svg:height="1.706cm" svg:x="4.682cm" svg:y="0.28cm" svg:viewBox="0 0 2302 1707" svg:d="M2048 1180c282 504-396 465-606 425-224 169-506 112-619-56-179 153-728 175-619-281-225-112-337-504 56-673-132-330 323-512 563-337 113-393 603-298 719 24 281-169 859 87 506 336 338 168 338 449 0 562z">
            <text:p/>
          </draw:path>
          <draw:path draw:style-name="gr2" draw:text-style-name="P2" draw:layer="layout" svg:width="0.096cm" svg:height="0.154cm" svg:x="6.806cm" svg:y="1.523cm" svg:viewBox="0 0 97 155" svg:d="M45 0c26 53 43 102 52 145l-24 5-25 5c-7-40-23-84-48-133l22-11z">
            <text:p/>
          </draw:path>
          <draw:path draw:style-name="gr2" draw:text-style-name="P2" draw:layer="layout" svg:width="0.084cm" svg:height="0.151cm" svg:x="6.824cm" svg:y="1.724cm" svg:viewBox="0 0 85 152" svg:d="M85 0v10c0 28-4 54-12 77-8 24-19 46-33 65l-20-14-20-15c11-15 20-32 26-50 7-20 10-41 10-63v-8l24-1z">
            <text:p/>
          </draw:path>
          <draw:path draw:style-name="gr2" draw:text-style-name="P2" draw:layer="layout" svg:width="0.153cm" svg:height="0.11cm" svg:x="6.672cm" svg:y="1.878cm" svg:viewBox="0 0 154 111" svg:d="M154 37c-18 16-40 31-63 43s-49 23-76 31l-7-24-8-23c24-7 47-17 68-28 20-10 38-22 55-36l15 18z">
            <text:p/>
          </draw:path>
          <draw:path draw:style-name="gr2" draw:text-style-name="P2" draw:layer="layout" svg:width="0.153cm" svg:height="0.068cm" svg:x="6.484cm" svg:y="1.955cm" svg:viewBox="0 0 154 69" svg:d="M154 48c-48 11-99 18-151 21l-1-24-2-25c48-3 98-9 144-20l5 24z">
            <text:p/>
          </draw:path>
          <draw:path draw:style-name="gr2" draw:text-style-name="P2" draw:layer="layout" svg:width="0.15cm" svg:height="0.053cm" svg:x="6.285cm" svg:y="1.972cm" svg:viewBox="0 0 151 54" svg:d="M151 54h-30c-42 0-83-2-121-5l3-24 1-25c37 3 76 5 117 5 10 0 19 0 30-1v25z">
            <text:p/>
          </draw:path>
          <draw:path draw:style-name="gr2" draw:text-style-name="P2" draw:layer="layout" svg:width="0.146cm" svg:height="0.093cm" svg:x="6.094cm" svg:y="1.958cm" svg:viewBox="0 0 147 94" svg:d="M140 58c-17-2-33-5-48-7-22 16-45 31-68 43l-12-21-12-22c24-13 48-29 72-46l2-2c3-3 8-3 13-3 1 0 2 0 4 1 16 3 35 5 56 8l-3 24zM82 49c4 1 7 1 10 2 3-2 6-5 9-6l-14-20z">
            <text:p/>
          </draw:path>
          <draw:path draw:style-name="gr2" draw:text-style-name="P2" draw:layer="layout" svg:width="0.154cm" svg:height="0.091cm" svg:x="5.917cm" svg:y="2.031cm" svg:viewBox="0 0 155 92" svg:d="M155 45c-49 22-98 38-146 47l-5-25-4-24c44-8 89-22 135-43l10 22z">
            <text:p/>
          </draw:path>
          <draw:path draw:style-name="gr2" draw:text-style-name="P2" draw:layer="layout" svg:width="0.154cm" svg:height="0.062cm" svg:x="5.72cm" svg:y="2.067cm" svg:viewBox="0 0 155 63" svg:d="M155 62c-13 0-25 1-38 1-40 0-80-5-117-16l6-23 7-24c33 9 68 14 104 14 12 0 23-1 34-1l2 24z">
            <text:p/>
          </draw:path>
          <draw:path draw:style-name="gr2" draw:text-style-name="P2" draw:layer="layout" svg:width="0.146cm" svg:height="0.124cm" svg:x="5.543cm" svg:y="1.972cm" svg:viewBox="0 0 147 125" svg:d="M128 125c-49-21-92-52-128-92l19-16 18-17c31 34 68 61 110 80l-9 22z">
            <text:p/>
          </draw:path>
          <draw:path draw:style-name="gr2" draw:text-style-name="P2" draw:layer="layout" svg:width="0.154cm" svg:height="0.103cm" svg:x="5.39cm" svg:y="1.939cm" svg:viewBox="0 0 155 104" svg:d="M155 38c-20 15-41 29-66 40s-50 19-77 26l-6-24-6-24c24-6 47-13 68-23s40-20 56-33l16 19z">
            <text:p/>
          </draw:path>
          <draw:path draw:style-name="gr2" draw:text-style-name="P2" draw:layer="layout" svg:width="0.154cm" svg:height="0.053cm" svg:x="5.196cm" svg:y="2.004cm" svg:viewBox="0 0 155 54" svg:d="M155 48c-26 4-52 6-79 6-25 0-50-2-76-5l3-24 3-24c23 2 47 4 70 4 24 0 48-2 72-5l3 24z">
            <text:p/>
          </draw:path>
          <draw:path draw:style-name="gr2" draw:text-style-name="P2" draw:layer="layout" svg:width="0.155cm" svg:height="0.096cm" svg:x="5.001cm" svg:y="1.948cm" svg:viewBox="0 0 156 97" svg:d="M145 97c-51-11-100-30-145-54l12-22 12-21c40 22 86 39 132 48l-5 25z">
            <text:p/>
          </draw:path>
          <draw:path draw:style-name="gr2" draw:text-style-name="P2" draw:layer="layout" svg:width="0.134cm" svg:height="0.14cm" svg:x="4.851cm" svg:y="1.821cm" svg:viewBox="0 0 135 141" svg:d="M105 141c-42-31-78-70-105-116l22-12 21-13c23 41 55 75 92 101l-15 20z">
            <text:p/>
          </draw:path>
          <draw:path draw:style-name="gr2" draw:text-style-name="P2" draw:layer="layout" svg:width="0.072cm" svg:height="0.152cm" svg:x="4.802cm" svg:y="1.646cm" svg:viewBox="0 0 73 153" svg:d="M27 153c-17-43-27-93-27-148v-5h25l25 1v4c0 48 7 92 23 130l-23 9z">
            <text:p/>
          </draw:path>
          <draw:path draw:style-name="gr2" draw:text-style-name="P2" draw:layer="layout" svg:width="0.155cm" svg:height="0.124cm" svg:x="4.7cm" svg:y="1.486cm" svg:viewBox="0 0 156 125" svg:d="M106 106l22 2 3-5-24-3c-1 2-1 4-1 6zM154 111l-24-3h-2l-8 17c-44-21-85-52-120-92l19-16 18-17c31 34 66 62 105 81 0 1 1 1 1 1 0 5 7 5 10 9s3 8 3 12c0 1 0 2-1 3 0 2 0 4-1 5z">
            <text:p/>
          </draw:path>
          <draw:path draw:style-name="gr2" draw:text-style-name="P2" draw:layer="layout" svg:width="0.108cm" svg:height="0.152cm" svg:x="4.599cm" svg:y="1.325cm" svg:viewBox="0 0 109 153" svg:d="M69 153c-29-41-53-88-69-138l23-8 24-7c14 45 35 87 62 125l-20 14z">
            <text:p/>
          </draw:path>
          <draw:path draw:style-name="gr2" draw:text-style-name="P2" draw:layer="layout" svg:width="0.057cm" svg:height="0.154cm" svg:x="4.575cm" svg:y="1.135cm" svg:viewBox="0 0 58 155" svg:d="M10 155c-7-31-10-63-10-96 0-20 1-39 4-59l24 3 25 4c-3 17-4 35-4 52 0 30 3 58 9 87l-24 4z">
            <text:p/>
          </draw:path>
          <draw:path draw:style-name="gr2" draw:text-style-name="P2" draw:layer="layout" svg:width="0.107cm" svg:height="0.152cm" svg:x="4.589cm" svg:y="0.943cm" svg:viewBox="0 0 108 153" svg:d="M0 141c13-49 35-97 68-141l20 15 20 15c-30 39-49 80-60 123l-24-6z">
            <text:p/>
          </draw:path>
          <draw:path draw:style-name="gr2" draw:text-style-name="P2" draw:layer="layout" svg:width="0.146cm" svg:height="0.125cm" svg:x="4.691cm" svg:y="0.812cm" svg:viewBox="0 0 147 126" svg:d="M0 92c33-34 73-65 123-92l12 21 12 22c-45 24-82 53-111 83l-18-16z">
            <text:p/>
          </draw:path>
          <draw:path draw:style-name="gr2" draw:text-style-name="P2" draw:layer="layout" svg:width="0.076cm" svg:height="0.158cm" svg:x="4.835cm" svg:y="0.674cm" svg:viewBox="0 0 77 159" svg:d="M27 114l9 22 16-7-9-22c-5 2-11 4-16 7zM47 159l-11-23-6 3c-21-50-30-96-30-139h25 24c0 37 8 77 26 120 2 4 2 6 2 9 0 5-1 9-3 13s-5 6-9 9c-1 1-2 1-3 1-5 2-10 5-15 7z">
            <text:p/>
          </draw:path>
          <draw:path draw:style-name="gr2" draw:text-style-name="P2" draw:layer="layout" svg:width="0.109cm" svg:height="0.149cm" svg:x="4.84cm" svg:y="0.481cm" svg:viewBox="0 0 110 150" svg:d="M0 141c5-28 15-54 27-77s29-45 48-64l18 17 17 17c-16 16-29 34-39 53-11 19-19 40-23 63l-24-5z">
            <text:p/>
          </draw:path>
          <draw:path draw:style-name="gr2" draw:text-style-name="P2" draw:layer="layout" svg:width="0.153cm" svg:height="0.104cm" svg:x="4.955cm" svg:y="0.38cm" svg:viewBox="0 0 154 105" svg:d="M0 66c41-30 89-53 142-66l6 24 6 23c-46 12-89 32-125 58l-14-20z">
            <text:p/>
          </draw:path>
          <draw:path draw:style-name="gr2" draw:text-style-name="P2" draw:layer="layout" svg:width="0.155cm" svg:height="0.054cm" svg:x="5.148cm" svg:y="0.364cm" svg:viewBox="0 0 156 55" svg:d="M0 6c24-4 49-6 73-6 28 0 55 3 83 7l-4 24-5 24c-24-3-49-5-74-5-22 0-44 1-65 4l-4-24z">
            <text:p/>
          </draw:path>
          <draw:path draw:style-name="gr2" draw:text-style-name="P2" draw:layer="layout" svg:width="0.16cm" svg:height="0.118cm" svg:x="5.341cm" svg:y="0.382cm" svg:viewBox="0 0 161 119" svg:d="M13 0c49 13 96 35 138 65l-12 17 22 7c0 1 0 3-1 3 0 2-1 4-2 5-14 44-5 7-9 9s-8 4-12 4-9-2-13-4c0 0-1 0-1-1-38-27-80-45-123-57l6-24zM137 85l2-3-1-1-23-8c-1 2-1 3-1 4z">
            <text:p/>
          </draw:path>
          <draw:path draw:style-name="gr2" draw:text-style-name="P2" draw:layer="layout" svg:width="0.129cm" svg:height="0.142cm" svg:x="5.477cm" svg:y="0.285cm" svg:viewBox="0 0 130 143" svg:d="M0 121c12-24 27-46 44-67 17-20 35-38 56-54l14 20 16 19c-18 14-34 29-48 46-14 18-28 37-38 58l-22-11z">
            <text:p/>
          </draw:path>
          <draw:path draw:style-name="gr2" draw:text-style-name="P2" draw:layer="layout" svg:width="0.155cm" svg:height="0.092cm" svg:x="5.62cm" svg:y="0.205cm" svg:viewBox="0 0 156 93" svg:d="M0 50c45-26 96-42 148-50l4 24 4 24c-47 7-92 22-131 45l-12-22z">
            <text:p/>
          </draw:path>
          <draw:path draw:style-name="gr2" draw:text-style-name="P2" draw:layer="layout" svg:width="0.153cm" svg:height="0.067cm" svg:x="5.821cm" svg:y="0.2cm" svg:viewBox="0 0 154 68" svg:d="M0 0h15c46 0 93 7 139 21l-7 24-7 23c-41-13-83-19-125-19-5 0-9 0-14 1v-25z">
            <text:p/>
          </draw:path>
          <draw:path draw:style-name="gr2" draw:text-style-name="P2" draw:layer="layout" svg:width="0.149cm" svg:height="0.12cm" svg:x="6.003cm" svg:y="0.239cm" svg:viewBox="0 0 150 121" svg:d="M20 0c47 20 92 49 130 85l-17 18-17 18c-34-32-73-58-116-76l10-23z">
            <text:p/>
          </draw:path>
          <draw:path draw:style-name="gr2" draw:text-style-name="P2" draw:layer="layout" svg:width="0.108cm" svg:height="0.156cm" svg:x="6.151cm" svg:y="0.362cm" svg:viewBox="0 0 109 157" svg:d="M38 0c29 36 54 77 71 124l-11 4 11 20c-4 2-7 4-11 6s-7 3-12 3-8-1-12-3-7-5-10-9c0-1 0-2-1-4-16-42-37-78-63-110l19-15zM86 132l12-4-1-1-11-22c-4 2-8 4-12 6z">
            <text:p/>
          </draw:path>
          <draw:path draw:style-name="gr2" draw:text-style-name="P2" draw:layer="layout" svg:width="0.153cm" svg:height="0.073cm" svg:x="6.285cm" svg:y="0.418cm" svg:viewBox="0 0 154 74" svg:d="M0 28c48-18 100-27 153-28l1 25v24c-47 1-94 9-137 25l-9-23z">
            <text:p/>
          </draw:path>
          <draw:path draw:style-name="gr2" draw:text-style-name="P2" draw:layer="layout" svg:width="0.154cm" svg:height="0.074cm" svg:x="6.486cm" svg:y="0.419cm" svg:viewBox="0 0 155 75" svg:d="M3 0c52 3 103 13 152 29l-8 23-7 23c-45-14-92-23-140-26l2-25z">
            <text:p/>
          </draw:path>
          <draw:path draw:style-name="gr2" draw:text-style-name="P2" draw:layer="layout" svg:width="0.153cm" svg:height="0.114cm" svg:x="6.671cm" svg:y="0.465cm" svg:viewBox="0 0 154 115" svg:d="M18 0c50 20 96 45 136 75l-16 20-14 20c-36-28-79-51-124-70l9-23z">
            <text:p/>
          </draw:path>
          <draw:path draw:style-name="gr2" draw:text-style-name="P2" draw:layer="layout" svg:width="0.118cm" svg:height="0.147cm" svg:x="6.829cm" svg:y="0.573cm" svg:viewBox="0 0 119 148" svg:d="M34 0c22 20 39 42 53 64 15 23 26 47 32 72l-23 6-25 6c-5-19-14-39-25-58-12-19-27-37-46-54l17-18z">
            <text:p/>
          </draw:path>
          <draw:path draw:style-name="gr2" draw:text-style-name="P2" draw:layer="layout" svg:width="0.098cm" svg:height="0.148cm" svg:x="6.856cm" svg:y="0.763cm" svg:viewBox="0 0 99 149" svg:d="M99 1c-1 24-6 50-16 75-10 24-25 49-45 73l-19-16-19-16c17-20 29-40 38-60 7-19 11-38 12-57l24 1z">
            <text:p/>
          </draw:path>
          <draw:path draw:style-name="gr2" draw:text-style-name="P2" draw:layer="layout" svg:width="0.135cm" svg:height="0.14cm" svg:x="6.863cm" svg:y="0.907cm" svg:viewBox="0 0 136 141" svg:d="M27 0c20 13 39 29 58 49 18 19 35 41 51 65l-21 13-21 14c-14-22-29-42-45-58s-32-31-49-42l13-21z">
            <text:p/>
          </draw:path>
          <draw:path draw:style-name="gr2" draw:text-style-name="P2" draw:layer="layout" svg:width="0.09cm" svg:height="0.154cm" svg:x="6.981cm" svg:y="1.067cm" svg:viewBox="0 0 91 155" svg:d="M44 0c23 46 40 97 47 148l-25 4-24 3c-6-46-22-91-42-133l22-11z">
            <text:p/>
          </draw:path>
          <draw:path draw:style-name="gr2" draw:text-style-name="P2" draw:layer="layout" svg:width="0.085cm" svg:height="0.152cm" svg:x="6.989cm" svg:y="1.267cm" svg:viewBox="0 0 86 153" svg:d="M86 1c0 26-4 52-11 78s-18 51-34 74l-21-13-20-13c12-19 21-40 27-61s9-44 10-66l24 1z">
            <text:p/>
          </draw:path>
          <draw:path draw:style-name="gr2" draw:text-style-name="P2" draw:layer="layout" svg:width="0.149cm" svg:height="0.117cm" svg:x="6.847cm" svg:y="1.428cm" svg:viewBox="0 0 150 118" svg:d="M150 34c-17 17-36 33-57 47s-47 27-75 37l-9-22-9-23c24-10 47-21 66-34 18-12 34-24 48-39l18 17z">
            <text:p/>
          </draw:path>
        </draw:g>
        <draw:frame draw:style-name="gr3" draw:text-style-name="P3" draw:layer="layout" svg:width="2.25cm" svg:height="1.698cm" svg:x="0.2cm" svg:y="4.573cm">
          <draw:image xlink:href="Pictures/20000D4500006E3E000052F84B49A3E8A6832590.svm" xlink:type="simple" xlink:show="embed" xlink:actuate="onLoad">
            <text:p/>
          </draw:image>
        </draw:frame>
        <draw:frame draw:style-name="gr3" draw:text-style-name="P3" draw:layer="layout" svg:width="2cm" svg:height="1.76cm" svg:x="4.825cm" svg:y="2cm">
          <draw:image xlink:href="Pictures/2000003F000019F8000016E167ADC9A146B0DE87.svm" xlink:type="simple" xlink:show="embed" xlink:actuate="onLoad">
            <text:p/>
          </draw:image>
        </draw:frame>
        <draw:frame draw:style-name="gr3" draw:text-style-name="P3" draw:layer="layout" svg:width="2.7cm" svg:height="0.25cm" svg:x="1.325cm" svg:y="4.073cm">
          <draw:image xlink:href="Pictures/10000201000004720000006A954D0E5F9CCED5A0.png" xlink:type="simple" xlink:show="embed" xlink:actuate="onLoad">
            <text:p/>
          </draw:image>
        </draw:frame>
        <draw:line draw:style-name="gr4" draw:text-style-name="P4" draw:layer="layout" svg:x1="3.2cm" svg:y1="4.125cm" svg:x2="5.575cm" svg:y2="3.375cm">
          <text:p/>
        </draw:line>
        <draw:frame draw:style-name="gr5" draw:text-style-name="P6" draw:layer="layout" svg:width="2.83cm" svg:height="1.073cm" svg:x="1.245cm" svg:y="2.875cm">
          <draw:text-box>
            <text:p text:style-name="P5"><text:span text:style-name="T1">domaine de</text:span></text:p>
            <text:p text:style-name="P5"><text:span text:style-name="T1">Diffusion A</text:span></text:p>
          </draw:text-box>
        </draw:frame>
        <draw:custom-shape draw:style-name="gr6" draw:text-style-name="P3" draw:layer="layout" svg:width="4.75cm" svg:height="2.875cm" svg:x="0.325cm" svg:y="3.8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5.825cm" svg:y1="1.875cm" svg:x2="5.825cm" svg:y2="2.625cm">
          <text:p/>
        </draw:line>
        <draw:frame draw:style-name="gr8" draw:text-style-name="P7" draw:layer="layout" svg:width="1.984cm" svg:height="0.662cm" svg:x="5.825cm" svg:y="2.125cm">
          <draw:text-box>
            <text:p text:style-name="P5"><text:span text:style-name="T2">routeur</text:span></text:p>
          </draw:text-box>
        </draw:frame>
        <draw:frame draw:style-name="gr3" draw:text-style-name="P3" draw:layer="layout" svg:width="2.25cm" svg:height="1.698cm" svg:x="2.7cm" svg:y="4.573cm">
          <draw:image xlink:href="Pictures/20000D4500006E3E000052F84B49A3E8A6832590.svm" xlink:type="simple" xlink:show="embed" xlink:actuate="onLoad">
            <text:p/>
          </draw:image>
        </draw:frame>
        <draw:frame draw:style-name="gr8" draw:text-style-name="P6" draw:layer="layout" svg:width="1.984cm" svg:height="0.662cm" svg:x="0.45cm" svg:y="6.073cm">
          <draw:text-box>
            <text:p text:style-name="P5"><text:span text:style-name="T1">hôte A1</text:span></text:p>
          </draw:text-box>
        </draw:frame>
        <draw:frame draw:style-name="gr8" draw:text-style-name="P6" draw:layer="layout" svg:width="1.984cm" svg:height="0.662cm" svg:x="3.075cm" svg:y="6.073cm">
          <draw:text-box>
            <text:p text:style-name="P5"><text:span text:style-name="T1">hôte A2</text:span></text:p>
          </draw:text-box>
        </draw:frame>
        <draw:line draw:style-name="gr4" draw:text-style-name="P4" draw:layer="layout" svg:x1="3.075cm" svg:y1="4.25cm" svg:x2="3.575cm" svg:y2="4.625cm">
          <text:p/>
        </draw:line>
        <draw:line draw:style-name="gr4" draw:text-style-name="P4" draw:layer="layout" svg:x1="2.075cm" svg:y1="4.25cm" svg:x2="1.575cm" svg:y2="4.75cm">
          <text:p/>
        </draw:line>
        <draw:frame draw:style-name="gr3" draw:text-style-name="P3" draw:layer="layout" svg:width="2.25cm" svg:height="1.698cm" svg:x="6.601cm" svg:y="4.573cm">
          <draw:image xlink:href="Pictures/20000D4500006E3E000052F84B49A3E8A6832590.svm" xlink:type="simple" xlink:show="embed" xlink:actuate="onLoad">
            <text:p/>
          </draw:image>
        </draw:frame>
        <draw:frame draw:style-name="gr3" draw:text-style-name="P3" draw:layer="layout" svg:width="2.7cm" svg:height="0.25cm" svg:x="7.726cm" svg:y="4.073cm">
          <draw:image xlink:href="Pictures/10000201000004720000006A954D0E5F9CCED5A0.png" xlink:type="simple" xlink:show="embed" xlink:actuate="onLoad">
            <text:p/>
          </draw:image>
        </draw:frame>
        <draw:line draw:style-name="gr9" draw:text-style-name="P4" draw:layer="layout" svg:x1="8.325cm" svg:y1="4.125cm" svg:x2="6.2cm" svg:y2="3.375cm">
          <text:p/>
        </draw:line>
        <draw:frame draw:style-name="gr5" draw:text-style-name="P8" draw:layer="layout" svg:width="2.83cm" svg:height="1.073cm" svg:x="7.646cm" svg:y="2.875cm">
          <draw:text-box>
            <text:p text:style-name="P5"><text:span text:style-name="T3">domaine de</text:span></text:p>
            <text:p text:style-name="P5"><text:span text:style-name="T3">Diffusion B</text:span></text:p>
          </draw:text-box>
        </draw:frame>
        <draw:custom-shape draw:style-name="gr10" draw:text-style-name="P3" draw:layer="layout" svg:width="4.75cm" svg:height="2.875cm" svg:x="6.726cm" svg:y="3.8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25cm" svg:height="1.698cm" svg:x="9.101cm" svg:y="4.573cm">
          <draw:image xlink:href="Pictures/20000D4500006E3E000052F84B49A3E8A6832590.svm" xlink:type="simple" xlink:show="embed" xlink:actuate="onLoad">
            <text:p/>
          </draw:image>
        </draw:frame>
        <draw:frame draw:style-name="gr8" draw:text-style-name="P8" draw:layer="layout" svg:width="1.984cm" svg:height="0.662cm" svg:x="6.851cm" svg:y="6.073cm">
          <draw:text-box>
            <text:p text:style-name="P5"><text:span text:style-name="T3">hôte B1</text:span></text:p>
          </draw:text-box>
        </draw:frame>
        <draw:frame draw:style-name="gr8" draw:text-style-name="P8" draw:layer="layout" svg:width="1.984cm" svg:height="0.662cm" svg:x="9.476cm" svg:y="6.073cm">
          <draw:text-box>
            <text:p text:style-name="P5"><text:span text:style-name="T3">hôte B2</text:span></text:p>
          </draw:text-box>
        </draw:frame>
        <draw:line draw:style-name="gr9" draw:text-style-name="P4" draw:layer="layout" svg:x1="9.476cm" svg:y1="4.25cm" svg:x2="9.976cm" svg:y2="4.625cm">
          <text:p/>
        </draw:line>
        <draw:line draw:style-name="gr9" draw:text-style-name="P4" draw:layer="layout" svg:x1="8.476cm" svg:y1="4.25cm" svg:x2="7.976cm" svg:y2="4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1T16:34:39.243247116</dc:date>
    <meta:editing-duration>PT10H18M9S</meta:editing-duration>
    <meta:editing-cycles>40</meta:editing-cycles>
    <meta:generator>LibreOffice/5.2.5.1$Linux_X86_64 LibreOffice_project/20m0$Build-1</meta:generator>
    <dc:creator>Philippe Latu</dc:creator>
    <meta:document-statistic meta:object-count="63"/>
  </office:meta>
</office:document-meta>
</file>